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svg="urn:oasis:names:tc:opendocument:xmlns:svg-compatible:1.0" xmlns:number="urn:oasis:names:tc:opendocument:xmlns:data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is_space_object</text:p>
          </table:table-cell>
          <table:table-cell office:value-type="string">
            <text:p>graphical_culture</text:p>
          </table:table-cell>
          <table:table-cell office:value-type="string">
            <text:p>max_speed</text:p>
          </table:table-cell>
          <table:table-cell office:value-type="string">
            <text:p>acceleration</text:p>
          </table:table-cell>
          <table:table-cell office:value-type="string">
            <text:p>rotation_speed</text:p>
          </table:table-cell>
          <table:table-cell office:value-type="string">
            <text:p>combat_max_speed</text:p>
          </table:table-cell>
          <table:table-cell office:value-type="string">
            <text:p>combat_rotation_speed</text:p>
          </table:table-cell>
          <table:table-cell office:value-type="string">
            <text:p>collision_radius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_hitpoints</text:p>
          </table:table-cell>
          <table:table-cell office:value-type="string">
            <text:p>size_multiplier</text:p>
          </table:table-cell>
          <table:table-cell office:value-type="string">
            <text:p>fleet_slot_size</text:p>
          </table:table-cell>
          <table:table-cell office:value-type="string">
            <text:p>section_slots</text:p>
          </table:table-cell>
          <table:table-cell office:value-type="string">
            <text:p>num_target_locators</text:p>
          </table:table-cell>
          <table:table-cell office:value-type="string">
            <text:p>is_space_station</text:p>
          </table:table-cell>
          <table:table-cell office:value-type="string">
            <text:p>icon_frame</text:p>
          </table:table-cell>
          <table:table-cell office:value-type="string">
            <text:p>class</text:p>
          </table:table-cell>
          <table:table-cell office:value-type="string">
            <text:p>is_designable</text:p>
          </table:table-cell>
          <table:table-cell office:value-type="string">
            <text:p>build_block_radius</text:p>
          </table:table-cell>
          <table:table-cell office:value-type="string">
            <text:p>required_component_set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hip_evasion_add</text:p>
          </table:table-cell>
          <table:table-cell office:value-type="string">
            <text:p>ship_armor_add</text:p>
          </table:table-cell>
          <table:table-cell office:value-type="string">
            <text:p>ship_upkeep_mult</text:p>
          </table:table-cell>
          <table:table-cell office:value-type="string">
            <text:p>ship_evasion_mult</text:p>
          </table:table-cell>
          <table:table-cell office:value-type="string">
            <text:p>ship_weapon_range_mult</text:p>
          </table:table-cell>
          <table:table-cell office:value-type="string">
            <text:p>ship_fire_rate_mult</text:p>
          </table:table-cell>
          <table:table-cell office:value-type="string">
            <text:p>ship_weapon_damage</text:p>
          </table:table-cell>
          <table:table-cell office:value-type="string">
            <text:p>ship_shield_hp_mul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mid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ca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ace_dragon_re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6</text:p>
          </table:table-cell>
          <table:table-cell office:value-type="string">
            <text:p>0.4</text:p>
          </table:table-cell>
          <table:table-cell office:value-type="string">
            <text:p>0.50</text:p>
          </table:table-cell>
          <table:table-cell office:value-type="string">
            <text:p>0.75</text:p>
          </table:table-cell>
          <table:table-cell office:value-type="string">
            <text:p>0.02</text:p>
          </table:table-cell>
          <table:table-cell office:value-type="string">
            <text:p>7</text:p>
          </table:table-cell>
          <table:table-cell office:value-type="string">
            <text:p>25</text:p>
          </table:table-cell>
          <table:table-cell office:value-type="string">
            <text:p>100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5000</text:p>
          </table:table-cell>
          <table:table-cell office:value-type="string">
            <text:p>32</text:p>
          </table:table-cell>
          <table:table-cell office:value-type="string">
            <text:p>8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7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nclave_station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00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"station"</text:p>
          </table:table-cell>
          <table:table-cell office:value-type="string">
            <text:p>0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shipclass_military_station</text:p>
          </table:table-cell>
          <table:table-cell office:value-type="string">
            <text:p>no</text:p>
          </table:table-cell>
          <table:table-cell office:value-type="string">
            <text:p>20</text:p>
          </table:table-cell>
          <table:table-cell office:value-type="string">
            <text:p/>
          </table:table-cell>
        </table:table-row>
        <table:table-row>
          <table:table-cell office:value-type="string">
            <text:p>stellarit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1.0</text:p>
          </table:table-cell>
          <table:table-cell office:value-type="string">
            <text:p>0.2</text:p>
          </table:table-cell>
          <table:table-cell office:value-type="string">
            <text:p>0.01</text:p>
          </table:table-cell>
          <table:table-cell office:value-type="string">
            <text:p>0.25</text:p>
          </table:table-cell>
          <table:table-cell office:value-type="string">
            <text:p>0.1</text:p>
          </table:table-cell>
          <table:table-cell office:value-type="string">
            <text:p>15</text:p>
          </table:table-cell>
          <table:table-cell office:value-type="string">
            <text:p>30</text:p>
          </table:table-cell>
          <table:table-cell office:value-type="string">
            <text:p>100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0000</text:p>
          </table:table-cell>
          <table:table-cell office:value-type="string">
            <text:p>32</text:p>
          </table:table-cell>
          <table:table-cell office:value-type="string">
            <text:p>8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7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here</text:p>
          </table:table-cell>
          <table:table-cell office:value-type="string">
            <text:p>yes</text:p>
          </table:table-cell>
          <table:table-cell office:value-type="string">
            <text:p>{ "techno" }</text:p>
          </table:table-cell>
          <table:table-cell office:value-type="string">
            <text:p>1.5</text:p>
          </table:table-cell>
          <table:table-cell office:value-type="string">
            <text:p>0.3</text:p>
          </table:table-cell>
          <table:table-cell office:value-type="string">
            <text:p>1.00</text:p>
          </table:table-cell>
          <table:table-cell office:value-type="string">
            <text:p>0.75</text:p>
          </table:table-cell>
          <table:table-cell office:value-type="string">
            <text:p>0.02</text:p>
          </table:table-cell>
          <table:table-cell office:value-type="string">
            <text:p>15</text:p>
          </table:table-cell>
          <table:table-cell office:value-type="string">
            <text:p>35</text:p>
          </table:table-cell>
          <table:table-cell office:value-type="string">
            <text:p>150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0000</text:p>
          </table:table-cell>
          <table:table-cell office:value-type="string">
            <text:p>32</text:p>
          </table:table-cell>
          <table:table-cell office:value-type="string">
            <text:p>8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7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alleon</text:p>
          </table:table-cell>
          <table:table-cell office:value-type="string">
            <text:p>yes</text:p>
          </table:table-cell>
          <table:table-cell office:value-type="string">
            <text:p>{  "pirate_01" }</text:p>
          </table:table-cell>
          <table:table-cell office:value-type="string">
            <text:p>1.5</text:p>
          </table:table-cell>
          <table:table-cell office:value-type="string">
            <text:p>0.3</text:p>
          </table:table-cell>
          <table:table-cell office:value-type="string">
            <text:p>0.05</text:p>
          </table:table-cell>
          <table:table-cell office:value-type="string">
            <text:p>0.75</text:p>
          </table:table-cell>
          <table:table-cell office:value-type="string">
            <text:p>0.02</text:p>
          </table:table-cell>
          <table:table-cell office:value-type="string">
            <text:p>7</text:p>
          </table:table-cell>
          <table:table-cell office:value-type="string">
            <text:p>35</text:p>
          </table:table-cell>
          <table:table-cell office:value-type="string">
            <text:p>100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0000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5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ation_xl</text:p>
          </table:table-cell>
          <table:table-cell office:value-type="string">
            <text:p/>
          </table:table-cell>
          <table:table-cell office:value-type="string">
            <text:p>{  "ancient" }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0000</text:p>
          </table:table-cell>
          <table:table-cell office:value-type="string">
            <text:p>16</text:p>
          </table:table-cell>
          <table:table-cell office:value-type="string">
            <text:p>16</text:p>
          </table:table-cell>
          <table:table-cell office:value-type="string">
            <text:p>"part1"</text:p>
          </table:table-cell>
          <table:table-cell office:value-type="string">
            <text:p>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shipclass_military_station</text:p>
          </table:table-cell>
          <table:table-cell office:value-type="string">
            <text:p>no</text:p>
          </table:table-cell>
          <table:table-cell office:value-type="string">
            <text:p>20</text:p>
          </table:table-cell>
          <table:table-cell office:value-type="string">
            <text:p>"station_large_aura_components"</text:p>
          </table:table-cell>
        </table:table-row>
        <table:table-row>
          <table:table-cell office:value-type="string">
            <text:p>station_l</text:p>
          </table:table-cell>
          <table:table-cell office:value-type="string">
            <text:p/>
          </table:table-cell>
          <table:table-cell office:value-type="string">
            <text:p>{  "ancient" }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00</text:p>
          </table:table-cell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"station"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shipclass_military_station</text:p>
          </table:table-cell>
          <table:table-cell office:value-type="string">
            <text:p>no</text:p>
          </table:table-cell>
          <table:table-cell office:value-type="string">
            <text:p>20</text:p>
          </table:table-cell>
          <table:table-cell office:value-type="string">
            <text:p/>
          </table:table-cell>
        </table:table-row>
        <table:table-row>
          <table:table-cell office:value-type="string">
            <text:p>station_m</text:p>
          </table:table-cell>
          <table:table-cell office:value-type="string">
            <text:p/>
          </table:table-cell>
          <table:table-cell office:value-type="string">
            <text:p>{  "ancient" }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000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"station"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shipclass_military_station</text:p>
          </table:table-cell>
          <table:table-cell office:value-type="string">
            <text:p>no</text:p>
          </table:table-cell>
          <table:table-cell office:value-type="string">
            <text:p>20</text:p>
          </table:table-cell>
          <table:table-cell office:value-type="string">
            <text:p/>
          </table:table-cell>
        </table:table-row>
        <table:table-row>
          <table:table-cell office:value-type="string">
            <text:p>station_s</text:p>
          </table:table-cell>
          <table:table-cell office:value-type="string">
            <text:p/>
          </table:table-cell>
          <table:table-cell office:value-type="string">
            <text:p>{  "ancient" }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00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"station"</text:p>
          </table:table-cell>
          <table:table-cell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shipclass_military_station</text:p>
          </table:table-cell>
          <table:table-cell office:value-type="string">
            <text:p>no</text:p>
          </table:table-cell>
          <table:table-cell office:value-type="string">
            <text:p>20</text:p>
          </table:table-cell>
          <table:table-cell office:value-type="string">
            <text:p/>
          </table:table-cell>
        </table:table-row>
        <table:table-row>
          <table:table-cell office:value-type="string">
            <text:p>station_xs</text:p>
          </table:table-cell>
          <table:table-cell office:value-type="string">
            <text:p/>
          </table:table-cell>
          <table:table-cell office:value-type="string">
            <text:p>{  "ancient" }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25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"station"</text:p>
          </table:table-cell>
          <table:table-cell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shipclass_military_station</text:p>
          </table:table-cell>
          <table:table-cell office:value-type="string">
            <text:p>no</text:p>
          </table:table-cell>
          <table:table-cell office:value-type="string">
            <text:p>20</text:p>
          </table:table-cell>
          <table:table-cell office:value-type="string">
            <text:p/>
          </table:table-cell>
        </table:table-row>
        <table:table-row>
          <table:table-cell office:value-type="string">
            <text:p>dimensional_horro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5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  <table:table-cell office:value-type="string">
            <text:p>15</text:p>
          </table:table-cell>
          <table:table-cell office:value-type="string">
            <text:p/>
          </table:table-cell>
          <table:table-cell office:value-type="string">
            <text:p>150</text:p>
          </table:table-cell>
          <table:table-cell office:value-type="string">
            <text:p/>
          </table:table-cell>
          <table:table-cell office:value-type="string">
            <text:p>-1</text:p>
          </table:table-cell>
          <table:table-cell office:value-type="string">
            <text:p>0.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0000</text:p>
          </table:table-cell>
          <table:table-cell office:value-type="string">
            <text:p>32</text:p>
          </table:table-cell>
          <table:table-cell office:value-type="string">
            <text:p>8</text:p>
          </table:table-cell>
          <table:table-cell office:value-type="string">
            <text:p>"part1"</text:p>
          </table:table-cell>
          <table:table-cell office:value-type="string">
            <text:p>4</text:p>
          </table:table-cell>
          <table:table-cell office:value-type="string">
            <text:p>no</text:p>
          </table:table-cell>
          <table:table-cell office:value-type="string">
            <text:p>7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>200</text:p>
          </table:table-cell>
          <table:table-cell office:value-type="string">
            <text:p/>
          </table:table-cell>
        </table:table-row>
        <table:table-row>
          <table:table-cell office:value-type="string">
            <text:p>npc_warship_01</text:p>
          </table:table-cell>
          <table:table-cell office:value-type="string">
            <text:p>yes</text:p>
          </table:table-cell>
          <table:table-cell office:value-type="string">
            <text:p>{  "npf_01"  "npf_01_dirty" }</text:p>
          </table:table-cell>
          <table:table-cell office:value-type="string">
            <text:p>2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0.75</text:p>
          </table:table-cell>
          <table:table-cell office:value-type="string">
            <text:p>0.02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54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5000</text:p>
          </table:table-cell>
          <table:table-cell office:value-type="string">
            <text:p>16</text:p>
          </table:table-cell>
          <table:table-cell office:value-type="string">
            <text:p>8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6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omebase</text:p>
          </table:table-cell>
          <table:table-cell office:value-type="string">
            <text:p/>
          </table:table-cell>
          <table:table-cell office:value-type="string">
            <text:p>{  "drone" }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0000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"part1"</text:p>
          </table:table-cell>
          <table:table-cell office:value-type="string">
            <text:p>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shipclass_military_station</text:p>
          </table:table-cell>
          <table:table-cell office:value-type="string">
            <text:p>no</text:p>
          </table:table-cell>
          <table:table-cell office:value-type="string">
            <text:p>20</text:p>
          </table:table-cell>
          <table:table-cell office:value-type="string">
            <text:p/>
          </table:table-cell>
        </table:table-row>
        <table:table-row>
          <table:table-cell office:value-type="string">
            <text:p>hive_asteroid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0</text:p>
          </table:table-cell>
          <table:table-cell office:value-type="string">
            <text:p/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00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"part1"</text:p>
          </table:table-cell>
          <table:table-cell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shipclass_military_station</text:p>
          </table:table-cell>
          <table:table-cell office:value-type="string">
            <text:p>no</text:p>
          </table:table-cell>
          <table:table-cell office:value-type="string">
            <text:p>20</text:p>
          </table:table-cell>
          <table:table-cell office:value-type="string">
            <text:p/>
          </table:table-cell>
        </table:table-row>
        <table:table-row>
          <table:table-cell office:value-type="string">
            <text:p>wraith_01_blu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0.3</text:p>
          </table:table-cell>
          <table:table-cell office:value-type="string">
            <text:p>0.50</text:p>
          </table:table-cell>
          <table:table-cell office:value-type="string">
            <text:p>1.25	 </text:p>
          </table:table-cell>
          <table:table-cell office:value-type="string">
            <text:p>0.025</text:p>
          </table:table-cell>
          <table:table-cell office:value-type="string">
            <text:p>8</text:p>
          </table:table-cell>
          <table:table-cell office:value-type="string">
            <text:p>75</text:p>
          </table:table-cell>
          <table:table-cell office:value-type="string">
            <text:p>150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00</text:p>
          </table:table-cell>
          <table:table-cell office:value-type="string">
            <text:p>20</text:p>
          </table:table-cell>
          <table:table-cell office:value-type="string">
            <text:p>8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5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raith_01_re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0.3</text:p>
          </table:table-cell>
          <table:table-cell office:value-type="string">
            <text:p>0.50</text:p>
          </table:table-cell>
          <table:table-cell office:value-type="string">
            <text:p>1.25	 </text:p>
          </table:table-cell>
          <table:table-cell office:value-type="string">
            <text:p>0.025</text:p>
          </table:table-cell>
          <table:table-cell office:value-type="string">
            <text:p>8</text:p>
          </table:table-cell>
          <table:table-cell office:value-type="string">
            <text:p>75</text:p>
          </table:table-cell>
          <table:table-cell office:value-type="string">
            <text:p>100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000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5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raith_01_yellow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0.3</text:p>
          </table:table-cell>
          <table:table-cell office:value-type="string">
            <text:p>0.50</text:p>
          </table:table-cell>
          <table:table-cell office:value-type="string">
            <text:p>1.25	 </text:p>
          </table:table-cell>
          <table:table-cell office:value-type="string">
            <text:p>0.025</text:p>
          </table:table-cell>
          <table:table-cell office:value-type="string">
            <text:p>8</text:p>
          </table:table-cell>
          <table:table-cell office:value-type="string">
            <text:p>75</text:p>
          </table:table-cell>
          <table:table-cell office:value-type="string">
            <text:p>100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000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5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ace_dragon_baby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4</text:p>
          </table:table-cell>
          <table:table-cell office:value-type="string">
            <text:p>0.8</text:p>
          </table:table-cell>
          <table:table-cell office:value-type="string">
            <text:p>0.8</text:p>
          </table:table-cell>
          <table:table-cell office:value-type="string">
            <text:p>0.75</text:p>
          </table:table-cell>
          <table:table-cell office:value-type="string">
            <text:p>0.02</text:p>
          </table:table-cell>
          <table:table-cell office:value-type="string">
            <text:p>7</text:p>
          </table:table-cell>
          <table:table-cell office:value-type="string">
            <text:p>25</text:p>
          </table:table-cell>
          <table:table-cell office:value-type="string">
            <text:p>100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000</text:p>
          </table:table-cell>
          <table:table-cell office:value-type="string">
            <text:p>16</text:p>
          </table:table-cell>
          <table:table-cell office:value-type="string">
            <text:p>16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6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"ftl_components"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ship_sensor_components"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hruster_components"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combat_computers"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meta>
    <meta:generator>ODFPY/1.3.5</meta:generator>
  </office:meta>
</office:document-meta>
</file>